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style:text-align-source="fix" style:repeat-content="false" fo:border="none"/>
      <style:paragraph-properties fo:text-align="start" fo:margin-left="0cm"/>
    </style:style>
    <style:style style:name="ce3" style:family="table-cell" style:parent-style-name="Default">
      <style:table-cell-properties fo:background-color="#00ff00" style:text-align-source="fix" style:repeat-content="false" fo:border="none"/>
      <style:paragraph-properties fo:text-align="start" fo:margin-left="0cm"/>
    </style:style>
    <style:style style:name="ce4" style:family="table-cell" style:parent-style-name="Default">
      <style:table-cell-properties fo:background-color="#ffff00" style:text-align-source="fix" style:repeat-content="false" fo:border="none"/>
      <style:paragraph-properties fo:text-align="start" fo:margin-left="0cm"/>
    </style:style>
    <style:style style:name="ce5" style:family="table-cell" style:parent-style-name="Default">
      <style:table-cell-properties fo:background-color="#0000ff" style:text-align-source="fix" style:repeat-content="false" fo:border="none"/>
      <style:paragraph-properties fo:text-align="start" fo:margin-left="0cm"/>
    </style:style>
    <style:style style:name="ce6" style:family="table-cell" style:parent-style-name="Default">
      <style:table-cell-properties fo:background-color="#c0c0c0" style:text-align-source="fix" style:repeat-content="false" fo:border="none"/>
      <style:paragraph-properties fo:text-align="end" fo:margin-left="0cm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0000" style:text-align-source="fix" style:repeat-content="false" fo:border="none"/>
      <style:paragraph-properties fo:text-align="start" fo:margin-left="0cm"/>
    </style:style>
    <style:style style:name="ce9" style:family="table-cell" style:parent-style-name="Default">
      <style:table-cell-properties fo:background-color="#ff0000" style:text-align-source="fix" style:repeat-content="false" fo:border="none"/>
      <style:paragraph-properties fo:text-align="end" fo:margin-left="0cm"/>
    </style:style>
    <style:style style:name="ce10" style:family="table-cell" style:parent-style-name="Default">
      <style:table-cell-properties fo:background-color="#ffff00" style:text-align-source="fix" style:repeat-content="false" fo:border="none"/>
      <style:paragraph-properties fo:text-align="end" fo:margin-left="0cm"/>
    </style:style>
    <style:style style:name="ce11" style:family="table-cell" style:parent-style-name="Default">
      <style:table-cell-properties fo:background-color="#008000" style:text-align-source="fix" style:repeat-content="false" fo:border="none"/>
      <style:paragraph-properties fo:text-align="start" fo:margin-left="0cm"/>
    </style:style>
    <style:style style:name="ce12" style:family="table-cell" style:parent-style-name="Default">
      <style:table-cell-properties fo:background-color="#008000" style:text-align-source="fix" style:repeat-content="false" fo:border="none"/>
      <style:paragraph-properties fo:text-align="end" fo:margin-left="0cm"/>
    </style:style>
    <style:style style:name="ce13" style:family="table-cell" style:parent-style-name="Default">
      <style:table-cell-properties fo:background-color="#00ff00" style:text-align-source="fix" style:repeat-content="false" fo:border="none"/>
      <style:paragraph-properties fo:text-align="end" fo:margin-left="0cm"/>
    </style:style>
    <style:style style:name="ce14" style:family="table-cell" style:parent-style-name="Default">
      <style:table-cell-properties fo:background-color="#00ffff" style:text-align-source="fix" style:repeat-content="false" fo:border="none"/>
      <style:paragraph-properties fo:text-align="start" fo:margin-left="0cm"/>
    </style:style>
    <style:style style:name="ce15" style:family="table-cell" style:parent-style-name="Default">
      <style:table-cell-properties fo:background-color="#00ffff" style:text-align-source="fix" style:repeat-content="false" fo:border="none"/>
      <style:paragraph-properties fo:text-align="end" fo:margin-left="0cm"/>
    </style:style>
    <style:style style:name="ce16" style:family="table-cell" style:parent-style-name="Default">
      <style:table-cell-properties fo:background-color="#0000ff" style:text-align-source="fix" style:repeat-content="false" fo:border="non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estPlan for Jbo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default-cell-style-name="Default"/>
        <table:table-column table:style-name="co4" table:number-columns-repeated="3" table:default-cell-style-name="Default"/>
        <table:table-column table:style-name="co4" table:default-cell-style-name="ce2"/>
        <table:table-column table:style-name="co4" table:number-columns-repeated="7" table:default-cell-style-name="Default"/>
        <table:table-column table:style-name="co5" table:number-columns-repeated="47" table:default-cell-style-name="ce2"/>
        <table:table-row table:style-name="ro1">
          <table:table-cell table:number-columns-repeated="2"/>
          <table:table-cell table:style-name="ce3" office:value-type="string">
            <text:p>Total High</text:p>
          </table:table-cell>
          <table:table-cell table:formula="oooc:=SUMIF([.C5:.C400];&quot;High&quot;;[.D5:.D400])" office:value-type="float" office:value="294">
            <text:p>294</text:p>
          </table:table-cell>
          <table:table-cell table:formula="oooc:=SUMPRODUCT(([.C5:.C400]=&quot;High&quot;)*([.E5:.E400]=&quot;x&quot;)*[.D5:.D400])" office:value-type="float" office:value="74">
            <text:p>74</text:p>
          </table:table-cell>
          <table:table-cell table:formula="oooc:=SUMPRODUCT(([.C5:.C400]=&quot;High&quot;)*([.F5:.F400]=&quot;x&quot;)*[.D5:.D400])" office:value-type="float" office:value="83">
            <text:p>83</text:p>
          </table:table-cell>
          <table:table-cell table:formula="oooc:=SUMPRODUCT(([.C5:.C400]=&quot;High&quot;)*([.G5:.G400]=&quot;x&quot;)*[.D5:.D400])" office:value-type="float" office:value="75">
            <text:p>75</text:p>
          </table:table-cell>
          <table:table-cell table:style-name="Default" table:formula="oooc:=SUMPRODUCT(([.C5:.C400]=&quot;High&quot;)*([.H5:.H400]=&quot;x&quot;)*[.D5:.D400])" office:value-type="float" office:value="60">
            <text:p>60</text:p>
          </table:table-cell>
          <table:table-cell table:number-columns-repeated="7"/>
          <table:table-cell table:style-name="ce7" table:number-columns-repeated="47"/>
        </table:table-row>
        <table:table-row table:style-name="ro1">
          <table:table-cell table:number-columns-repeated="2"/>
          <table:table-cell table:style-name="ce4" office:value-type="string">
            <text:p>Total Medium</text:p>
          </table:table-cell>
          <table:table-cell table:formula="oooc:=SUMIF([.C5:.C400];&quot;Medium&quot;;[.D5:.D400])" office:value-type="float" office:value="133">
            <text:p>133</text:p>
          </table:table-cell>
          <table:table-cell table:formula="oooc:=SUMPRODUCT(([.C5:.C400]=&quot;Medium&quot;)*([.E5:.E400]=&quot;x&quot;)*[.D5:.D400])" office:value-type="float" office:value="48">
            <text:p>48</text:p>
          </table:table-cell>
          <table:table-cell table:formula="oooc:=SUMPRODUCT(([.C5:.C400]=&quot;Medium&quot;)*([.F5:.F400]=&quot;x&quot;)*[.D5:.D400])" office:value-type="float" office:value="24">
            <text:p>24</text:p>
          </table:table-cell>
          <table:table-cell table:formula="oooc:=SUMPRODUCT(([.C5:.C400]=&quot;Medium&quot;)*([.G5:.G400]=&quot;x&quot;)*[.D5:.D400])" office:value-type="float" office:value="45">
            <text:p>45</text:p>
          </table:table-cell>
          <table:table-cell table:style-name="Default" table:formula="oooc:=SUMPRODUCT(([.C5:.C400]=&quot;Medium&quot;)*([.H5:.H400]=&quot;x&quot;)*[.D5:.D400])" office:value-type="float" office:value="16">
            <text:p>16</text:p>
          </table:table-cell>
          <table:table-cell table:number-columns-repeated="7"/>
          <table:table-cell table:style-name="ce7" table:number-columns-repeated="47"/>
        </table:table-row>
        <table:table-row table:style-name="ro1">
          <table:table-cell table:number-columns-repeated="2"/>
          <table:table-cell table:style-name="ce5" office:value-type="string">
            <text:p>Total Low</text:p>
          </table:table-cell>
          <table:table-cell table:formula="oooc:=SUMIF([.C5:.C400];&quot;Low&quot;;[.D5:.D400])" office:value-type="float" office:value="6">
            <text:p>6</text:p>
          </table:table-cell>
          <table:table-cell table:formula="oooc:=SUMPRODUCT(([.C5:.C400]=&quot;Low&quot;)*([.E5:.E400]=&quot;x&quot;)*[.D5:.D400])" office:value-type="float" office:value="0">
            <text:p>0</text:p>
          </table:table-cell>
          <table:table-cell table:formula="oooc:=SUMPRODUCT(([.C5:.C400]=&quot;Low&quot;)*([.F5:.F400]=&quot;x&quot;)*[.D5:.D400])" office:value-type="float" office:value="0">
            <text:p>0</text:p>
          </table:table-cell>
          <table:table-cell table:formula="oooc:=SUMPRODUCT(([.C5:.C400]=&quot;Low&quot;)*([.G5:.G400]=&quot;x&quot;)*[.D5:.D400])" office:value-type="float" office:value="2">
            <text:p>2</text:p>
          </table:table-cell>
          <table:table-cell table:style-name="Default" table:formula="oooc:=SUMPRODUCT(([.C5:.C400]=&quot;Low&quot;)*([.H5:.H400]=&quot;x&quot;)*[.D5:.D400])" office:value-type="float" office:value="4">
            <text:p>4</text:p>
          </table:table-cell>
          <table:table-cell table:number-columns-repeated="7"/>
          <table:table-cell table:style-name="ce7" table:number-columns-repeated="47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C Count</text:p>
          </table:table-cell>
          <table:table-cell table:style-name="ce1" office:value-type="string">
            <text:p>hanh.ly</text:p>
          </table:table-cell>
          <table:table-cell table:style-name="ce1" office:value-type="string">
            <text:p>hang.nguyen</text:p>
          </table:table-cell>
          <table:table-cell table:style-name="ce1" office:value-type="string">
            <text:p>thao.pham</text:p>
          </table:table-cell>
          <table:table-cell table:style-name="ce1" office:value-type="string">
            <text:p>maamoun.soltani</text:p>
          </table:table-cell>
          <table:table-cell table:style-name="ce1" office:value-type="string">
            <text:p>Path</text:p>
          </table:table-cell>
          <table:table-cell table:style-name="ce1" table:number-columns-repeated="4"/>
          <table:table-cell table:style-name="ce7" table:number-columns-repeated="49"/>
        </table:table-row>
        <table:table-row table:style-name="ro1">
          <table:table-cell table:style-name="ce2" office:value-type="string">
            <text:p>REG_PLF304_ECMS_001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4_ECMS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4_ECMS_001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4_ECMS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4_ECMS_001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4_ECMS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4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4_ECM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4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4_ECM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4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4_ECM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4_ECMS_003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4_ECMS_00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4_ECMS_003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4_ECMS_00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4_ECMS_003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4_ECMS_00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4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4_ECM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4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4_ECM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4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4_ECM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4_ECMS_005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4_ECMS_005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4_ECMS_005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4_ECMS_005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4_ECMS_005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4_ECMS_005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4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4_ECM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4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4_ECM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4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4_ECM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4_ECMS_007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6">
            <text:p>6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4_ECMS_007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4_ECMS_007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4_ECMS_007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4_ECMS_007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4_ECMS_007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4_SOC_001</text:p>
          </table:table-cell>
          <table:table-cell office:value-type="string">
            <text:p>RegressTest - People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SOC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4_SOC_001</text:p>
          </table:table-cell>
          <table:table-cell office:value-type="string">
            <text:p>RegressTest - Peo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SOC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4_SOC_001</text:p>
          </table:table-cell>
          <table:table-cell office:value-type="string">
            <text:p>RegressTest - Peop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SOC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4_SOC_002</text:p>
          </table:table-cell>
          <table:table-cell table:style-name="ce2" office:value-type="string">
            <text:p>RegressTest - People</text:p>
          </table:table-cell>
          <table:table-cell office:value-type="string">
            <text:p>High</text:p>
          </table:table-cell>
          <table:table-cell table:style-name="ce6" office:value-type="float" office:value="5">
            <text:p>5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4_SOC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4_SOC_002</text:p>
          </table:table-cell>
          <table:table-cell table:style-name="ce2" office:value-type="string">
            <text:p>RegressTest - People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4_SOC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4_SOC_002</text:p>
          </table:table-cell>
          <table:table-cell table:style-name="ce2" office:value-type="string">
            <text:p>RegressTest - People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4_SOC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4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SOC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4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SOC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4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SOC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5_CS_001</text:p>
          </table:table-cell>
          <table:table-cell table:style-name="ce2" office:value-type="string">
            <text:p>RegressTest - Calendar</text:p>
          </table:table-cell>
          <table:table-cell office:value-type="string">
            <text:p>High</text:p>
          </table:table-cell>
          <table:table-cell table:style-name="ce6" office:value-type="float" office:value="4">
            <text:p>4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5_CS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CS_001</text:p>
          </table:table-cell>
          <table:table-cell table:style-name="ce2" office:value-type="string">
            <text:p>RegressTest - Calendar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5_CS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CS_001</text:p>
          </table:table-cell>
          <table:table-cell table:style-name="ce2" office:value-type="string">
            <text:p>RegressTest - Calendar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5_CS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5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REG_PLF305_C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REG_PLF305_C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REG_PLF305_C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5_ECMS_001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5">
            <text:p>5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5_ECMS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ECMS_001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5_ECMS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ECMS_001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5_ECMS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5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" office:value-type="string">
            <text:p>x</text:p>
          </table:table-cell>
          <table:table-cell table:style-name="Default"/>
          <table:table-cell office:value-type="string">
            <text:p>REG_PLF305_ECM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x</text:p>
          </table:table-cell>
          <table:table-cell table:style-name="Default"/>
          <table:table-cell office:value-type="string">
            <text:p>REG_PLF305_ECM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x</text:p>
          </table:table-cell>
          <table:table-cell table:style-name="Default"/>
          <table:table-cell office:value-type="string">
            <text:p>REG_PLF305_ECM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5_ECMS_003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1">
            <text:p>1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5_ECMS_00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ECMS_003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5_ECMS_00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ECMS_003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5_ECMS_00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5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office:value-type="string">
            <text:p>x</text:p>
          </table:table-cell>
          <table:table-cell table:style-name="Default"/>
          <table:table-cell office:value-type="string">
            <text:p>REG_PLF305_ECM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x</text:p>
          </table:table-cell>
          <table:table-cell table:style-name="Default"/>
          <table:table-cell office:value-type="string">
            <text:p>REG_PLF305_ECM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x</text:p>
          </table:table-cell>
          <table:table-cell table:style-name="Default"/>
          <table:table-cell office:value-type="string">
            <text:p>REG_PLF305_ECM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5_ECMS_005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3">
            <text:p>3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5_ECMS_005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ECMS_005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5_ECMS_005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ECMS_005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5_ECMS_005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5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x</text:p>
          </table:table-cell>
          <table:table-cell table:style-name="Default"/>
          <table:table-cell office:value-type="string">
            <text:p>REG_PLF305_ECM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" office:value-type="string">
            <text:p>x</text:p>
          </table:table-cell>
          <table:table-cell table:style-name="Default"/>
          <table:table-cell office:value-type="string">
            <text:p>REG_PLF305_ECM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x</text:p>
          </table:table-cell>
          <table:table-cell table:style-name="Default"/>
          <table:table-cell office:value-type="string">
            <text:p>REG_PLF305_ECM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5_ECMS_007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4">
            <text:p>4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5_ECMS_007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ECMS_007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5_ECMS_007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ECMS_007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5_ECMS_007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5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x</text:p>
          </table:table-cell>
          <table:table-cell table:style-name="Default"/>
          <table:table-cell office:value-type="string">
            <text:p>REG_PLF305_ECMS_008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" office:value-type="string">
            <text:p>x</text:p>
          </table:table-cell>
          <table:table-cell table:style-name="Default"/>
          <table:table-cell office:value-type="string">
            <text:p>REG_PLF305_ECMS_008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x</text:p>
          </table:table-cell>
          <table:table-cell table:style-name="Default"/>
          <table:table-cell office:value-type="string">
            <text:p>REG_PLF305_ECMS_008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5_ECMS_009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3">
            <text:p>3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5_ECMS_009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ECMS_009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5_ECMS_009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ECMS_009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5_ECMS_009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5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office:value-type="string">
            <text:p>x</text:p>
          </table:table-cell>
          <table:table-cell table:style-name="Default"/>
          <table:table-cell office:value-type="string">
            <text:p>REG_PLF305_ECMS_010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x</text:p>
          </table:table-cell>
          <table:table-cell table:style-name="Default"/>
          <table:table-cell office:value-type="string">
            <text:p>REG_PLF305_ECMS_010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x</text:p>
          </table:table-cell>
          <table:table-cell table:style-name="Default"/>
          <table:table-cell office:value-type="string">
            <text:p>REG_PLF305_ECMS_010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5_ECMS_011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5_ECMS_01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ECMS_011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3">
            <text:p>3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5_ECMS_01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ECMS_011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5_ECMS_01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5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ECMS_01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ECMS_01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ECMS_01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5_ECMS_013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0">
            <text:p>0</text:p>
          </table:table-cell>
          <table:table-cell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5_ECMS_01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ECMS_013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2">
            <text:p>2</text:p>
          </table:table-cell>
          <table:table-cell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5_ECMS_01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ECMS_013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5_ECMS_01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5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ECMS_01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ECMS_01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ECMS_01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5_ECMS_015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5">
            <text:p>5</text:p>
          </table:table-cell>
          <table:table-cell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5_ECMS_015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ECMS_015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5_ECMS_015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ECMS_015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5_ECMS_015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5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ECMS_01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ECMS_01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ECMS_01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5_ECMS_017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2">
            <text:p>2</text:p>
          </table:table-cell>
          <table:table-cell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5_ECMS_017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ECMS_017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5_ECMS_017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ECMS_017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5_ECMS_017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5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XOGTN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XOGTN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XOGTN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5_EXOGTN_002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0">
            <text:p>0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5_EXOGTN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EXOGTN_002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2">
            <text:p>2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5_EXOGTN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EXOGTN_002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5_EXOGTN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5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PLF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PLF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PLF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5_PLF_002</text:p>
          </table:table-cell>
          <table:table-cell table:style-name="ce2" office:value-type="string">
            <text:p>RegressTest - PLF</text:p>
          </table:table-cell>
          <table:table-cell office:value-type="string">
            <text:p>High</text:p>
          </table:table-cell>
          <table:table-cell table:style-name="ce6" office:value-type="float" office:value="0">
            <text:p>0</text:p>
          </table:table-cell>
          <table:table-cell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5_PLF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PLF_002</text:p>
          </table:table-cell>
          <table:table-cell table:style-name="ce2" office:value-type="string">
            <text:p>RegressTest - PLF</text:p>
          </table:table-cell>
          <table:table-cell office:value-type="string">
            <text:p>Medium</text:p>
          </table:table-cell>
          <table:table-cell table:style-name="ce6" office:value-type="float" office:value="2">
            <text:p>2</text:p>
          </table:table-cell>
          <table:table-cell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5_PLF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PLF_002</text:p>
          </table:table-cell>
          <table:table-cell table:style-name="ce2" office:value-type="string">
            <text:p>RegressTest - PLF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5_PLF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5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5_SOC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5_SOC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5_SOC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5_SOC_002</text:p>
          </table:table-cell>
          <table:table-cell table:style-name="ce2" office:value-type="string">
            <text:p>RegressTest - Space</text:p>
          </table:table-cell>
          <table:table-cell office:value-type="string">
            <text:p>High</text:p>
          </table:table-cell>
          <table:table-cell table:style-name="ce6" office:value-type="float" office:value="8">
            <text:p>8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305_SOC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SOC_002</text:p>
          </table:table-cell>
          <table:table-cell table:style-name="ce2" office:value-type="string">
            <text:p>RegressTest - Space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305_SOC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SOC_002</text:p>
          </table:table-cell>
          <table:table-cell table:style-name="ce2" office:value-type="string">
            <text:p>RegressTest - Space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305_SOC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5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5_SOC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5_SOC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5_SOC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5_SOC_004</text:p>
          </table:table-cell>
          <table:table-cell table:style-name="ce2" office:value-type="string">
            <text:p>RegressTest - Space</text:p>
          </table:table-cell>
          <table:table-cell office:value-type="string">
            <text:p>High</text:p>
          </table:table-cell>
          <table:table-cell table:style-name="ce6" office:value-type="float" office:value="2">
            <text:p>2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305_SOC_004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SOC_004</text:p>
          </table:table-cell>
          <table:table-cell table:style-name="ce2" office:value-type="string">
            <text:p>RegressTest - Space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305_SOC_004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SOC_004</text:p>
          </table:table-cell>
          <table:table-cell table:style-name="ce2" office:value-type="string">
            <text:p>RegressTest - Space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305_SOC_004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5_SOC_005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5_SOC_005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SOC_005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5_SOC_005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SOC_005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5_SOC_005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5_SOC_006</text:p>
          </table:table-cell>
          <table:table-cell table:style-name="ce2" office:value-type="string">
            <text:p>RegressTest - Space</text:p>
          </table:table-cell>
          <table:table-cell office:value-type="string">
            <text:p>High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305_SOC_006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SOC_006</text:p>
          </table:table-cell>
          <table:table-cell table:style-name="ce2" office:value-type="string">
            <text:p>RegressTest - Space</text:p>
          </table:table-cell>
          <table:table-cell office:value-type="string">
            <text:p>Medium</text:p>
          </table:table-cell>
          <table:table-cell table:style-name="ce6" office:value-type="float" office:value="4">
            <text:p>4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305_SOC_006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5_SOC_006</text:p>
          </table:table-cell>
          <table:table-cell table:style-name="ce2" office:value-type="string">
            <text:p>RegressTest - Space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305_SOC_006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5_SOC_007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Default"/>
          <table:table-cell office:value-type="string">
            <text:p>REG_PLF305_SOC_007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SOC_007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office:value-type="string">
            <text:p>REG_PLF305_SOC_007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SOC_007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office:value-type="string">
            <text:p>REG_PLF305_SOC_007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6_CS_001</text:p>
          </table:table-cell>
          <table:table-cell table:style-name="ce2" office:value-type="string">
            <text:p>RegressTest - Chat</text:p>
          </table:table-cell>
          <table:table-cell office:value-type="string">
            <text:p>High</text:p>
          </table:table-cell>
          <table:table-cell table:style-name="ce6" office:value-type="float" office:value="18">
            <text:p>18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6_CS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CS_001</text:p>
          </table:table-cell>
          <table:table-cell table:style-name="ce2" office:value-type="string">
            <text:p>RegressTest - Chat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6_CS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CS_001</text:p>
          </table:table-cell>
          <table:table-cell table:style-name="ce2" office:value-type="string">
            <text:p>RegressTest - Chat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6_CS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6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REG_PLF306_C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REG_PLF306_C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REG_PLF306_C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6_CS_003</text:p>
          </table:table-cell>
          <table:table-cell table:style-name="ce2" office:value-type="string">
            <text:p>RegressTest - Calendar</text:p>
          </table:table-cell>
          <table:table-cell office:value-type="string">
            <text:p>High</text:p>
          </table:table-cell>
          <table:table-cell table:style-name="ce6" office:value-type="float" office:value="2">
            <text:p>2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6_CS_00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CS_003</text:p>
          </table:table-cell>
          <table:table-cell table:style-name="ce2" office:value-type="string">
            <text:p>RegressTest - Calendar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6_CS_00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CS_003</text:p>
          </table:table-cell>
          <table:table-cell table:style-name="ce2" office:value-type="string">
            <text:p>RegressTest - Calendar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6_CS_00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6_CS_004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REG_PLF306_C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CS_004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REG_PLF306_C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CS_004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REG_PLF306_C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6_CS_005</text:p>
          </table:table-cell>
          <table:table-cell table:style-name="ce2" office:value-type="string">
            <text:p>RegressTest - Calendar</text:p>
          </table:table-cell>
          <table:table-cell office:value-type="string">
            <text:p>High</text:p>
          </table:table-cell>
          <table:table-cell table:style-name="ce6" office:value-type="float" office:value="4">
            <text:p>4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6_CS_005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CS_005</text:p>
          </table:table-cell>
          <table:table-cell table:style-name="ce2" office:value-type="string">
            <text:p>RegressTest - Calendar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6_CS_005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CS_005</text:p>
          </table:table-cell>
          <table:table-cell table:style-name="ce2" office:value-type="string">
            <text:p>RegressTest - Calendar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6_CS_005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6_CS_006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REG_PLF306_C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CS_006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REG_PLF306_C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CS_006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REG_PLF306_C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6_CS_007</text:p>
          </table:table-cell>
          <table:table-cell table:style-name="ce2" office:value-type="string">
            <text:p>RegressTest - Calendar</text:p>
          </table:table-cell>
          <table:table-cell office:value-type="string">
            <text:p>High</text:p>
          </table:table-cell>
          <table:table-cell table:style-name="ce6" office:value-type="float" office:value="0">
            <text:p>0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6_CS_007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CS_007</text:p>
          </table:table-cell>
          <table:table-cell table:style-name="ce2" office:value-type="string">
            <text:p>RegressTest - Calendar</text:p>
          </table:table-cell>
          <table:table-cell office:value-type="string">
            <text:p>Medium</text:p>
          </table:table-cell>
          <table:table-cell table:style-name="ce6" office:value-type="float" office:value="9">
            <text:p>9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6_CS_007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CS_007</text:p>
          </table:table-cell>
          <table:table-cell table:style-name="ce2" office:value-type="string">
            <text:p>RegressTest - Calendar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6_CS_007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6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CMS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CMS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CMS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6_ECMS_002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3">
            <text:p>3</text:p>
          </table:table-cell>
          <table:table-cell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6_ECMS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ECMS_002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6_ECMS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ECMS_002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6_ECMS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6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CMS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CMS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CMS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6_ECMS_004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0">
            <text:p>0</text:p>
          </table:table-cell>
          <table:table-cell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6_ECMS_004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ECMS_004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4">
            <text:p>4</text:p>
          </table:table-cell>
          <table:table-cell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6_ECMS_004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ECMS_004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6_ECMS_004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6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CMS_005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CMS_005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CMS_005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6_ECMS_006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0">
            <text:p>0</text:p>
          </table:table-cell>
          <table:table-cell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6_ECMS_006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ECMS_006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3">
            <text:p>3</text:p>
          </table:table-cell>
          <table:table-cell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6_ECMS_006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ECMS_006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6_ECMS_006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6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CMS_007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CMS_007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CMS_007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6_ECMS_008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"/>
          <table:table-cell/>
          <table:table-cell table:style-name="ce2" office:value-type="string">
            <text:p>REG_PLF306_ECMS_008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ECMS_008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5">
            <text:p>5</text:p>
          </table:table-cell>
          <table:table-cell office:value-type="string">
            <text:p>x</text:p>
          </table:table-cell>
          <table:table-cell/>
          <table:table-cell table:style-name="ce2"/>
          <table:table-cell/>
          <table:table-cell table:style-name="ce2" office:value-type="string">
            <text:p>REG_PLF306_ECMS_008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ECMS_008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6_ECMS_008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6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6_ECMS_009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6_ECMS_009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6_ECMS_009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6_ECMS_010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2">
            <text:p>2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6_ECMS_010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ECMS_010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6_ECMS_010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ECMS_010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6_ECMS_010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6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6_ECMS_01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6_ECMS_01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6_ECMS_01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6_ECMS_012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5">
            <text:p>5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6_ECMS_01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ECMS_012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6_ECMS_01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ECMS_012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6_ECMS_01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6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1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1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1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6_ECMS_014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1">
            <text:p>1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306_ECMS_014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ECMS_014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306_ECMS_014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ECMS_014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306_ECMS_014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6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6_EXOGTN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6_EXOGTN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6_EXOGTN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6_EXOGTN_002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0">
            <text:p>0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6_EXOGTN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EXOGTN_002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4">
            <text:p>4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6_EXOGTN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EXOGTN_002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6_EXOGTN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6_EXOGTN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6_EXOGTN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XOGTN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6_EXOGTN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XOGTN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6_EXOGTN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6_EXOGTN_004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0">
            <text:p>0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6_EXOGTN_004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EXOGTN_004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3">
            <text:p>3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6_EXOGTN_004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EXOGTN_004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6_EXOGTN_004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6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PLF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PLF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PLF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6_PLF_002</text:p>
          </table:table-cell>
          <table:table-cell table:style-name="ce2" office:value-type="string">
            <text:p>RegressTest - PLF</text:p>
          </table:table-cell>
          <table:table-cell office:value-type="string">
            <text:p>High</text:p>
          </table:table-cell>
          <table:table-cell table:style-name="ce6" office:value-type="float" office:value="1">
            <text:p>1</text:p>
          </table:table-cell>
          <table:table-cell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6_PLF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PLF_002</text:p>
          </table:table-cell>
          <table:table-cell table:style-name="ce2" office:value-type="string">
            <text:p>RegressTest - PLF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6_PLF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PLF_002</text:p>
          </table:table-cell>
          <table:table-cell table:style-name="ce2" office:value-type="string">
            <text:p>RegressTest - PLF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6_PLF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6_PLF_003</text:p>
          </table:table-cell>
          <table:table-cell office:value-type="string">
            <text:p>RegressTest - PLF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PLF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PLF_003</text:p>
          </table:table-cell>
          <table:table-cell office:value-type="string">
            <text:p>RegressTest - PLF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PLF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PLF_003</text:p>
          </table:table-cell>
          <table:table-cell office:value-type="string">
            <text:p>RegressTest - PL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PLF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6_SOC_001</text:p>
          </table:table-cell>
          <table:table-cell table:style-name="ce2" office:value-type="string">
            <text:p>RegressTest - People</text:p>
          </table:table-cell>
          <table:table-cell office:value-type="string">
            <text:p>High</text:p>
          </table:table-cell>
          <table:table-cell table:style-name="ce6" office:value-type="float" office:value="5">
            <text:p>5</text:p>
          </table:table-cell>
          <table:table-cell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6_SOC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SOC_001</text:p>
          </table:table-cell>
          <table:table-cell table:style-name="ce2" office:value-type="string">
            <text:p>RegressTest - People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6_SOC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6_SOC_001</text:p>
          </table:table-cell>
          <table:table-cell table:style-name="ce2" office:value-type="string">
            <text:p>RegressTest - People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6_SOC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6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SOC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SOC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SOC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7_CS_001</text:p>
          </table:table-cell>
          <table:table-cell table:style-name="ce2" office:value-type="string">
            <text:p>RegressTest - Calendar</text:p>
          </table:table-cell>
          <table:table-cell office:value-type="string">
            <text:p>High</text:p>
          </table:table-cell>
          <table:table-cell table:style-name="ce6" office:value-type="float" office:value="2">
            <text:p>2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7_CS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CS_001</text:p>
          </table:table-cell>
          <table:table-cell table:style-name="ce2" office:value-type="string">
            <text:p>RegressTest - Calendar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7_CS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CS_001</text:p>
          </table:table-cell>
          <table:table-cell table:style-name="ce2" office:value-type="string">
            <text:p>RegressTest - Calendar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7_CS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7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REG_PLF307_C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REG_PLF307_C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REG_PLF307_C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7_CS_003</text:p>
          </table:table-cell>
          <table:table-cell table:style-name="ce2" office:value-type="string">
            <text:p>RegressTest - Mail</text:p>
          </table:table-cell>
          <table:table-cell office:value-type="string">
            <text:p>High</text:p>
          </table:table-cell>
          <table:table-cell table:style-name="ce6" office:value-type="float" office:value="4">
            <text:p>4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7_CS_00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CS_003</text:p>
          </table:table-cell>
          <table:table-cell table:style-name="ce2" office:value-type="string">
            <text:p>RegressTest - Mail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7_CS_00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CS_003</text:p>
          </table:table-cell>
          <table:table-cell table:style-name="ce2" office:value-type="string">
            <text:p>RegressTest - Mail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7_CS_00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7_CS_004</text:p>
          </table:table-cell>
          <table:table-cell office:value-type="string">
            <text:p>RegressTest - Mail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REG_PLF307_C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CS_004</text:p>
          </table:table-cell>
          <table:table-cell office:value-type="string">
            <text:p>RegressTest -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REG_PLF307_C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CS_004</text:p>
          </table:table-cell>
          <table:table-cell office:value-type="string">
            <text:p>RegressTest -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REG_PLF307_C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7_CS_005</text:p>
          </table:table-cell>
          <table:table-cell table:style-name="ce2" office:value-type="string">
            <text:p>RegressTest - Chat</text:p>
          </table:table-cell>
          <table:table-cell office:value-type="string">
            <text:p>High</text:p>
          </table:table-cell>
          <table:table-cell table:style-name="ce6" office:value-type="float" office:value="0">
            <text:p>0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7_CS_005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CS_005</text:p>
          </table:table-cell>
          <table:table-cell table:style-name="ce2" office:value-type="string">
            <text:p>RegressTest - Chat</text:p>
          </table:table-cell>
          <table:table-cell office:value-type="string">
            <text:p>Medium</text:p>
          </table:table-cell>
          <table:table-cell table:style-name="ce6" office:value-type="float" office:value="2">
            <text:p>2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7_CS_005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CS_005</text:p>
          </table:table-cell>
          <table:table-cell table:style-name="ce2" office:value-type="string">
            <text:p>RegressTest - Chat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7_CS_005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7_CS_006</text:p>
          </table:table-cell>
          <table:table-cell office:value-type="string">
            <text:p>RegressTest - Cha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REG_PLF307_C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CS_006</text:p>
          </table:table-cell>
          <table:table-cell office:value-type="string">
            <text:p>RegressTest - Cha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REG_PLF307_C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CS_006</text:p>
          </table:table-cell>
          <table:table-cell office:value-type="string">
            <text:p>RegressTest - Chat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REG_PLF307_C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7_CS_007</text:p>
          </table:table-cell>
          <table:table-cell table:style-name="ce2" office:value-type="string">
            <text:p>RegressTest - Chat</text:p>
          </table:table-cell>
          <table:table-cell office:value-type="string">
            <text:p>High</text:p>
          </table:table-cell>
          <table:table-cell table:style-name="ce6" office:value-type="float" office:value="0">
            <text:p>0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7_CS_007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CS_007</text:p>
          </table:table-cell>
          <table:table-cell table:style-name="ce2" office:value-type="string">
            <text:p>RegressTest - Chat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7_CS_007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CS_007</text:p>
          </table:table-cell>
          <table:table-cell table:style-name="ce2" office:value-type="string">
            <text:p>RegressTest - Chat</text:p>
          </table:table-cell>
          <table:table-cell office:value-type="string">
            <text:p>Low</text:p>
          </table:table-cell>
          <table:table-cell table:style-name="ce6" office:value-type="float" office:value="2">
            <text:p>2</text:p>
          </table:table-cell>
          <table:table-cell table:style-name="ce2" table:number-columns-repeated="3"/>
          <table:table-cell office:value-type="string">
            <text:p>x</text:p>
          </table:table-cell>
          <table:table-cell table:style-name="ce2" office:value-type="string">
            <text:p>REG_PLF307_CS_007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7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7_ECMS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7_ECMS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7_ECMS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7_ECMS_002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1">
            <text:p>1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7_ECMS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ECMS_002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7_ECMS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ECMS_002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7_ECMS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7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7_ECMS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7_ECMS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7_ECMS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7_ECMS_004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2">
            <text:p>2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7_ECMS_004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ECMS_004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7_ECMS_004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ECMS_004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7_ECMS_004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7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7_ECMS_005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7_ECMS_005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7_ECMS_005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7_ECMS_006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5">
            <text:p>5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7_ECMS_006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ECMS_006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7_ECMS_006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ECMS_006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7_ECMS_006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7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7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7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7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7_ECMS_008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1">
            <text:p>1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307_ECMS_008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ECMS_008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307_ECMS_008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ECMS_008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307_ECMS_008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7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9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9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9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7_ECMS_010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1">
            <text:p>1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307_ECMS_010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ECMS_010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307_ECMS_010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ECMS_010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307_ECMS_010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7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7_ECMS_012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307_ECMS_01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ECMS_012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2">
            <text:p>2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307_ECMS_01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ECMS_012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307_ECMS_01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7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7_ECMS_014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7_ECMS_014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ECMS_014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7_ECMS_014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ECMS_014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7_ECMS_014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7_ECMS_01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15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1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15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1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15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7_ECMS_016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7_ECMS_016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ECMS_016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7_ECMS_016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ECMS_016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7_ECMS_016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7_ECMS_01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17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1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17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1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7_ECMS_017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7_ECMS_018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7_ECMS_018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ECMS_018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1">
            <text:p>1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7_ECMS_018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ECMS_018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7_ECMS_018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7_ECMS_019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/>
          <table:table-cell table:style-name="Default"/>
          <table:table-cell office:value-type="string">
            <text:p>REG_PLF307_ECMS_019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19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/>
          <table:table-cell table:style-name="Default"/>
          <table:table-cell office:value-type="string">
            <text:p>REG_PLF307_ECMS_019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19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/>
          <table:table-cell table:style-name="Default"/>
          <table:table-cell office:value-type="string">
            <text:p>REG_PLF307_ECMS_019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7_EXOGTN_001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5">
            <text:p>5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7_EXOGTN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EXOGTN_001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7_EXOGTN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EXOGTN_001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7_EXOGTN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7_EXOGTN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table:style-name="ce2" office:value-type="string">
            <text:p>x</text:p>
          </table:table-cell>
          <table:table-cell/>
          <table:table-cell table:style-name="Default"/>
          <table:table-cell office:value-type="string">
            <text:p>REG_PLF307_EXOGTN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XOGTN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/>
          <table:table-cell table:style-name="Default"/>
          <table:table-cell office:value-type="string">
            <text:p>REG_PLF307_EXOGTN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XOGTN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/>
          <table:table-cell table:style-name="Default"/>
          <table:table-cell office:value-type="string">
            <text:p>REG_PLF307_EXOGTN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7_EXOGTN_003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2">
            <text:p>2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7_EXOGTN_00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EXOGTN_003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7_EXOGTN_00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EXOGTN_003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7_EXOGTN_00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7_EXOGTN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/>
          <table:table-cell table:style-name="Default"/>
          <table:table-cell office:value-type="string">
            <text:p>REG_PLF307_EXOGTN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XOGTN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/>
          <table:table-cell table:style-name="Default"/>
          <table:table-cell office:value-type="string">
            <text:p>REG_PLF307_EXOGTN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XOGTN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/>
          <table:table-cell table:style-name="Default"/>
          <table:table-cell office:value-type="string">
            <text:p>REG_PLF307_EXOGTN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7_EXOGTN_005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7_EXOGTN_005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EXOGTN_005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1">
            <text:p>1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7_EXOGTN_005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EXOGTN_005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7_EXOGTN_005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7_EXOGTN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/>
          <table:table-cell table:style-name="Default"/>
          <table:table-cell office:value-type="string">
            <text:p>REG_PLF307_EXOGTN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XOGTN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/>
          <table:table-cell table:style-name="Default"/>
          <table:table-cell office:value-type="string">
            <text:p>REG_PLF307_EXOGTN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XOGTN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/>
          <table:table-cell table:style-name="Default"/>
          <table:table-cell office:value-type="string">
            <text:p>REG_PLF307_EXOGTN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7_SOC_001</text:p>
          </table:table-cell>
          <table:table-cell table:style-name="ce2" office:value-type="string">
            <text:p>RegressTest - Space</text:p>
          </table:table-cell>
          <table:table-cell office:value-type="string">
            <text:p>High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7_SOC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SOC_001</text:p>
          </table:table-cell>
          <table:table-cell table:style-name="ce2" office:value-type="string">
            <text:p>RegressTest - Space</text:p>
          </table:table-cell>
          <table:table-cell office:value-type="string">
            <text:p>Medium</text:p>
          </table:table-cell>
          <table:table-cell table:style-name="ce6" office:value-type="float" office:value="5">
            <text:p>5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7_SOC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7_SOC_001</text:p>
          </table:table-cell>
          <table:table-cell table:style-name="ce2" office:value-type="string">
            <text:p>RegressTest - Space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7_SOC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7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x</text:p>
          </table:table-cell>
          <table:table-cell table:style-name="Default"/>
          <table:table-cell office:value-type="string">
            <text:p>REG_PLF307_SOC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ce2" office:value-type="string">
            <text:p>x</text:p>
          </table:table-cell>
          <table:table-cell table:style-name="Default"/>
          <table:table-cell office:value-type="string">
            <text:p>REG_PLF307_SOC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x</text:p>
          </table:table-cell>
          <table:table-cell table:style-name="Default"/>
          <table:table-cell office:value-type="string">
            <text:p>REG_PLF307_SOC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8_ECMS_001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4">
            <text:p>4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8_ECMS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8_ECMS_001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8_ECMS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8_ECMS_001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8_ECMS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8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" office:value-type="string">
            <text:p>x</text:p>
          </table:table-cell>
          <table:table-cell table:style-name="Default"/>
          <table:table-cell office:value-type="string">
            <text:p>REG_PLF308_ECM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x</text:p>
          </table:table-cell>
          <table:table-cell table:style-name="Default"/>
          <table:table-cell office:value-type="string">
            <text:p>REG_PLF308_ECM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x</text:p>
          </table:table-cell>
          <table:table-cell table:style-name="Default"/>
          <table:table-cell office:value-type="string">
            <text:p>REG_PLF308_ECM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8_ECMS_003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1">
            <text:p>1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8_ECMS_00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8_ECMS_003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8_ECMS_00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8_ECMS_003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/>
          <table:table-cell table:style-name="ce2" office:value-type="string">
            <text:p>REG_PLF308_ECMS_00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8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8_ECMS_005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3">
            <text:p>3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8_ECMS_005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8_ECMS_005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8_ECMS_005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8_ECMS_005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8_ECMS_005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8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8_ECMS_007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2">
            <text:p>2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8_ECMS_007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8_ECMS_007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8_ECMS_007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8_ECMS_007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x</text:p>
          </table:table-cell>
          <table:table-cell/>
          <table:table-cell table:style-name="ce2"/>
          <table:table-cell/>
          <table:table-cell table:style-name="ce2" office:value-type="string">
            <text:p>REG_PLF308_ECMS_007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8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08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08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08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8_ECMS_009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4">
            <text:p>4</text:p>
          </table:table-cell>
          <table:table-cell table:style-name="ce2" office:value-type="string">
            <text:p>x</text:p>
          </table:table-cell>
          <table:table-cell/>
          <table:table-cell table:style-name="ce2"/>
          <table:table-cell/>
          <table:table-cell table:style-name="ce2" office:value-type="string">
            <text:p>REG_PLF308_ECMS_009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8_ECMS_009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x</text:p>
          </table:table-cell>
          <table:table-cell/>
          <table:table-cell table:style-name="ce2"/>
          <table:table-cell/>
          <table:table-cell table:style-name="ce2" office:value-type="string">
            <text:p>REG_PLF308_ECMS_009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8_ECMS_009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x</text:p>
          </table:table-cell>
          <table:table-cell/>
          <table:table-cell table:style-name="ce2"/>
          <table:table-cell/>
          <table:table-cell table:style-name="ce2" office:value-type="string">
            <text:p>REG_PLF308_ECMS_009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8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10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10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10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8_ECMS_011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8_ECMS_01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8_ECMS_011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8_ECMS_01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8_ECMS_011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8_ECMS_01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8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1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1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ECMS_01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8_ECMS_013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8_ECMS_01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8_ECMS_013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6">
            <text:p>6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8_ECMS_01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8_ECMS_013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8_ECMS_01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8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/>
          <table:table-cell table:style-name="ce2" office:value-type="string">
            <text:p>x</text:p>
          </table:table-cell>
          <table:table-cell/>
          <table:table-cell table:style-name="Default"/>
          <table:table-cell office:value-type="string">
            <text:p>REG_PLF308_PLF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/>
          <table:table-cell table:style-name="Default"/>
          <table:table-cell office:value-type="string">
            <text:p>REG_PLF308_PLF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/>
          <table:table-cell table:style-name="Default"/>
          <table:table-cell office:value-type="string">
            <text:p>REG_PLF308_PLF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8_SOC_001</text:p>
          </table:table-cell>
          <table:table-cell table:style-name="ce2"/>
          <table:table-cell office:value-type="string">
            <text:p>High</text:p>
          </table:table-cell>
          <table:table-cell table:style-name="ce6" office:value-type="float" office:value="3">
            <text:p>3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8_SOC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8_SOC_001</text:p>
          </table:table-cell>
          <table:table-cell table:style-name="ce2"/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8_SOC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8_SOC_001</text:p>
          </table:table-cell>
          <table:table-cell table:style-name="ce2"/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/>
          <table:table-cell table:style-name="ce2" office:value-type="string">
            <text:p>REG_PLF308_SOC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308_SOC_00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/>
          <table:table-cell table:style-name="Default"/>
          <table:table-cell office:value-type="string">
            <text:p>REG_PLF308_SOC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SOC_00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/>
          <table:table-cell table:style-name="Default"/>
          <table:table-cell office:value-type="string">
            <text:p>REG_PLF308_SOC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SOC_00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/>
          <table:table-cell table:style-name="Default"/>
          <table:table-cell office:value-type="string">
            <text:p>REG_PLF308_SOC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308_SOC_003</text:p>
          </table:table-cell>
          <table:table-cell table:style-name="ce2"/>
          <table:table-cell office:value-type="string">
            <text:p>High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8_SOC_00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8_SOC_003</text:p>
          </table:table-cell>
          <table:table-cell table:style-name="ce2"/>
          <table:table-cell office:value-type="string">
            <text:p>Medium</text:p>
          </table:table-cell>
          <table:table-cell table:style-name="ce6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8_SOC_00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308_SOC_003</text:p>
          </table:table-cell>
          <table:table-cell table:style-name="ce2"/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308_SOC_00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_214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4_KS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_214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4_KS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_214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4_KS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_214_KS_002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_214_KS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_214_KS_002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_214_KS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_214_KS_002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_214_KS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_215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5_KS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_215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5_KS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_215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5_KS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_215_KS_002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7">
            <text:p>7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_215_KS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_215_KS_002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_215_KS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_215_KS_002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/>
          <table:table-cell table:style-name="ce2" office:value-type="string">
            <text:p>REG_PLF_215_KS_002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_215_KS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_215_KS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_215_KS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_215_KS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_215_KS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_215_KS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_215_KS_004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4">
            <text:p>4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_215_KS_004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_215_KS_004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_215_KS_004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_215_KS_004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/>
          <table:table-cell office:value-type="string">
            <text:p>x</text:p>
          </table:table-cell>
          <table:table-cell table:style-name="ce2"/>
          <table:table-cell/>
          <table:table-cell table:style-name="ce2" office:value-type="string">
            <text:p>REG_PLF_215_KS_004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_216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_216_KS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_216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_216_KS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_216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_216_KS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_218_KS_001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4">
            <text:p>4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_218_KS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_218_KS_001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_218_KS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_218_KS_001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_218_KS_001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_218_K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_218_K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_218_K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_218_K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_218_K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_218_K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" office:value-type="string">
            <text:p>REG_PLF_218_KS_003</text:p>
          </table:table-cell>
          <table:table-cell table:style-name="ce2" office:value-type="string">
            <text:p>RegressTest - </text:p>
          </table:table-cell>
          <table:table-cell office:value-type="string">
            <text:p>High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_218_KS_00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_218_KS_003</text:p>
          </table:table-cell>
          <table:table-cell table:style-name="ce2" office:value-type="string">
            <text:p>RegressTest - </text:p>
          </table:table-cell>
          <table:table-cell office:value-type="string">
            <text:p>Medium</text:p>
          </table:table-cell>
          <table:table-cell table:style-name="ce6" office:value-type="float" office:value="4">
            <text:p>4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_218_KS_00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table:style-name="ce2" office:value-type="string">
            <text:p>REG_PLF_218_KS_003</text:p>
          </table:table-cell>
          <table:table-cell table:style-name="ce2" office:value-type="string">
            <text:p>RegressTest - </text:p>
          </table:table-cell>
          <table:table-cell office:value-type="string">
            <text:p>Low</text:p>
          </table:table-cell>
          <table:table-cell table:style-name="ce6" office:value-type="float" office:value="0">
            <text:p>0</text:p>
          </table:table-cell>
          <table:table-cell table:style-name="ce2" table:number-columns-repeated="2"/>
          <table:table-cell office:value-type="string">
            <text:p>x</text:p>
          </table:table-cell>
          <table:table-cell/>
          <table:table-cell table:style-name="ce2" office:value-type="string">
            <text:p>REG_PLF_218_KS_003</text:p>
          </table:table-cell>
          <table:table-cell table:style-name="ce2" table:number-columns-repeated="6"/>
          <table:table-cell table:number-columns-repeated="47"/>
        </table:table-row>
        <table:table-row table:style-name="ro1">
          <table:table-cell office:value-type="string">
            <text:p>REG_PLF_218_K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_218_K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_218_K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_218_K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_218_K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_218_KS_004</text:p>
          </table:table-cell>
          <table:table-cell table:number-columns-repeated="6"/>
          <table:table-cell table:style-name="Default" table:number-columns-repeated="47"/>
        </table:table-row>
      </table:table>
      <table:table table:name="ColorPicker" table:style-name="ta1" table:print="false">
        <table:table-column table:style-name="co5" table:number-columns-repeated="7" table:default-cell-style-name="Default"/>
        <table:table-row table:style-name="ro1">
          <table:table-cell table:style-name="ce8"/>
          <table:table-cell table:style-name="ce4"/>
          <table:table-cell table:style-name="ce11"/>
          <table:table-cell table:style-name="ce3"/>
          <table:table-cell table:style-name="ce14"/>
          <table:table-cell table:style-name="ce5"/>
          <table:table-cell table:style-name="ce2"/>
        </table:table-row>
        <table:table-row table:style-name="ro1">
          <table:table-cell table:style-name="ce9"/>
          <table:table-cell table:style-name="ce10"/>
          <table:table-cell table:style-name="ce12"/>
          <table:table-cell table:style-name="ce13"/>
          <table:table-cell table:style-name="ce15"/>
          <table:table-cell table:style-name="ce16"/>
          <table:table-cell table:style-name="ce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5"/>
          <table:table-cell table:style-name="ce17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en" style:country-asian="GB" style:font-name-complex="Tahoma" style:language-complex="en" style:country-complex="GB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5:4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12-04-11T15:35:01</meta:creation-date>
    <dc:date>2012-04-11T15:45:42</dc:date>
    <dc:language>fr-FR</dc:language>
    <meta:editing-cycles>32</meta:editing-cycles>
    <meta:editing-duration>PT2H28M7S</meta:editing-duration>
    <meta:user-defined meta:name="Info 1"/>
    <meta:user-defined meta:name="Info 2"/>
    <meta:user-defined meta:name="Info 3"/>
    <meta:user-defined meta:name="Info 4"/>
    <meta:document-statistic meta:table-count="2" meta:cell-count="2391"/>
  </office:meta>
</office:document-meta>
</file>